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tal retrieval time: 371.045 s</text:p>
      <text:p text:style-name="Standard"/>
      <text:p text:style-name="Standard">#####################</text:p>
      <text:p text:style-name="Standard">MRR @10: 0.3104752234828942</text:p>
      <text:p text:style-name="Standard">QueriesRanked: 6648</text:p>
      <text:p text:style-name="Standard">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5:57:25.813713760</meta:creation-date>
    <dc:date>2020-01-20T15:57:45.430149768</dc:date>
    <meta:editing-duration>PT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2" meta:character-count="119" meta:non-whitespace-character-count="112"/>
  </office:meta>
</office:document-meta>
</file>